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Y OF BUEA <text:s text:c="54"/>FACULTY OF ENGINEERING AND TECHNOLOGY</text:p>
      <text:p text:style-name="Standard"><text:s text:c="49"/>SECOND SEMESTER EXAMINATIONS</text:p>
      <text:p text:style-name="Standard">DEPARTMENT: Computer Engineering <text:s text:c="29"/>COURSE INSTRUCTOR: Ndifon I.N.</text:p>
      <text:p text:style-name="Standard">YEAR: 2013 <text:s text:c="77"/>COURSE CODE &amp; NUMBER: CEF 208</text:p>
      <text:p text:style-name="Standard">DATE: 3/7/2013 <text:s text:c="70"/>COURSE TITLE: Information Systems</text:p>
      <text:p text:style-name="Standard">TIME ALLOWED: 3 Hours <text:s text:c="55"/>CREDIT VALUE: 6</text:p>
      <text:p text:style-name="Standard">TIME:15:00-18:00</text:p>
      <text:p text:style-name="Standard">INSTRUCTIONS: Answer ALL Questions. Each question is worth 14 marks. Start each question on a new page. Grammatical <text:s/>errors will be penalized.</text:p>
      <text:p text:style-name="Standard">Question One</text:p>
      <text:p text:style-name="Standard"><text:s text:c="7"/>(a) Explain what an information system is</text:p>
      <text:p text:style-name="Standard"><text:s text:c="6"/>(b) Why is an information system important in an organization like the University of Buea</text:p>
      <text:p text:style-name="Standard"><text:s text:c="6"/>(c) What steps would you take, suppose you were to create an information system for your faculty?</text:p>
      <text:p text:style-name="Standard">Question Two</text:p>
      <text:p text:style-name="Standard">What is (a) mobile commerce? (b) e-commerce? Explain the practical implementation of the five –stage model for e-Commerce. Discuss the advantages and global challenges of E-commerce and M-Commerce</text:p>
      <text:p text:style-name="Standard">Question Three</text:p>
      <text:p text:style-name="Standard">Both application and system software are very important in computer based information systems.</text:p>
      <text:p text:style-name="Standard"><text:s text:c="8"/>(a) Define applications and systems software, giving two examples in each case.</text:p>
      <text:p text:style-name="Standard"><text:s text:c="8"/>(b) How are applications and systems software important in IS?</text:p>
      <text:p text:style-name="Standard"><text:s text:c="8"/>(c) What is software licensing?</text:p>
      <text:p text:style-name="Standard"><text:s text:c="8"/>(d) Distinguish between shareware, spyware and freeware</text:p>
      <text:p text:style-name="Standard"><text:soft-page-break/>Question Four</text:p>
      <text:p text:style-name="Standard">One of the issue in information systems is the transmission of data when the need arises.</text:p>
      <text:p text:style-name="Standard"><text:s text:c="7"/>(a) State how this is important for an information system</text:p>
      <text:p text:style-name="Standard"><text:s text:c="7"/>(b) The internet, intranet and extranet are various ways of achieving this transmission.</text:p>
      <text:p text:style-name="Standard"><text:s text:c="12"/>(i) explain the terms briefly, indicating their relative advantages and disadvantages.</text:p>
      <text:p text:style-name="Standard"><text:s text:c="12"/>(ii) Define each term in one line: switch, router, gateway, bridge</text:p>
      <text:p text:style-name="Standard">Question Five</text:p>
      <text:p text:style-name="Standard">Define the following terms as far as the social impact of computer is concerned; stating clearly how they are connected to information systems:</text:p>
      <text:p text:style-name="Standard">Sparm filter, war-driving, dumpster driving, cyber-terrorism, identity theft, hacking, virus, worm, Trojan-horse, software-piracy<text:bookmark text:name="_GoBack"/></text:p>
      <text:p text:style-name="Standard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-CAREME</meta:initial-creator>
    <dc:creator>MI-CAREME</dc:creator>
    <meta:editing-cycles>9</meta:editing-cycles>
    <meta:creation-date>2013-07-16T20:39:00</meta:creation-date>
    <dc:date>2013-07-16T23:28:00</dc:date>
    <meta:editing-duration>PT2M49S</meta:editing-duration>
    <meta:generator>LibreOffice/4.1.5.3$Linux_X86_64 LibreOffice_project/410m0$Build-3</meta:generator>
    <meta:document-statistic meta:table-count="0" meta:image-count="0" meta:object-count="0" meta:page-count="2" meta:paragraph-count="30" meta:word-count="283" meta:character-count="2320" meta:non-whitespace-character-count="164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